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list_5f_dot" style:list-style-name="hlp_5f_list_5f_dot"/>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2.06.2021 18:00:31&#13;&#13;__ Compilation of the extension &quot;For all users&quot; __&#13;&#13;&#13;Extension package created : yw-cnv-Ls-0.99.0.oxt&#13;Update file created : yw-cnv-Ls.update.xml&#13;&#13;12.06.2021 18:00: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aeon3odt</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2849829975587937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120964361761738281" text:style-name="L2">
        <text:list-item>
          <text:p text:style-name="P43">Version 2.1.2 :</text:p>
        </text:list-item>
      </text:list>
      <text:list xml:id="list1424764709945483314" text:style-name="L3">
        <text:list-item>
          <text:list>
            <text:list-item>
              <text:p text:style-name="P44">Localized help : resolved non-functional hyperlink due to API incompatibility introduced by Apache OpenOffice 4.1 (and LibreOffice 4.0).</text:p>
            </text:list-item>
          </text:list>
        </text:list-item>
      </text:list>
      <text:list xml:id="list31501504" text:continue-list="list3120964361761738281" text:style-name="L2">
        <text:list-item>
          <text:p text:style-name="P43">Version 2.1.1 :</text:p>
        </text:list-item>
      </text:list>
      <text:list xml:id="list3928663437260472689"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1496869" text:continue-list="list31501504" text:style-name="L2">
        <text:list-item>
          <text:p text:style-name="P43">Version 2.1.0 :</text:p>
        </text:list-item>
      </text:list>
      <text:list xml:id="list9071498135519062907"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1479234" text:continue-list="list31496869" text:style-name="L2">
        <text:list-item>
          <text:p text:style-name="P43">Version 2.0.0 :</text:p>
        </text:list-item>
      </text:list>
      <text:list xml:id="list491516171924789698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1483896" text:continue-list="list31479234" text:style-name="L2">
        <text:list-item>
          <text:p text:style-name="P43">Version 1.5.3 :</text:p>
        </text:list-item>
      </text:list>
      <text:list xml:id="list3616225160123362990"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3093047589872748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eon3od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6" svg:width="0.802cm" svg:height="0.451cm" svg:x="2.3cm" svg:y="0.199cm" draw:control="control1"/><draw:control text:anchor-type="paragraph" draw:z-index="4" draw:name="Form2"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6" svg:width="0.802cm" svg:height="0.451cm" svg:x="2.304cm" svg:y="0.199cm" draw:control="control3"/><draw:control text:anchor-type="paragraph" draw:z-index="6" draw:name="Form4"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7"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6" svg:width="0.802cm" svg:height="0.451cm" svg:x="2.33cm" svg:y="0.199cm" draw:control="control6"/><draw:control text:anchor-type="paragraph" draw:z-index="11" draw:name="Form8"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6" svg:width="0.802cm" svg:height="0.451cm" svg:x="2.33cm" svg:y="0.199cm" draw:control="control8"/><draw:control text:anchor-type="paragraph" draw:z-index="13" draw:name="Form10"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6" svg:width="0.802cm" svg:height="0.451cm" svg:x="2.33cm" svg:y="0.199cm" draw:control="control11"/><draw:control text:anchor-type="paragraph" draw:z-index="18" draw:name="Form14"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64158190589293253"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515978162222861775"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53187939276832972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1481085141670377"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1031746495838927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2200579912438024054"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405865266328576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039789799288403204"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74991100704913111" text:style-name="L17">
        <text:list-item>
          <text:p text:style-name="P58">Arg1 : <text:span text:style-name="InstructionMacro">String</text:span> : mandatory, type of control used for the button</text:p>
        </text:list-item>
      </text:list>
      <text:list xml:id="list282654200874684590"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1593916914308506"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4414364158837874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069881729945437264"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86660518737958651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8138338954026099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0643074703500607"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2736712259611886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3634070552440496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3667614511494244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61723319605126988"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395495644575165149"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926150037437687633"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5728252614584724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42379122336013925"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49869702436805544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50154286640086154"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aeon3od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ext:span text:style-name="T21">Aeon Timeline 3 project data import</text:span></text:p>
      <text:p text:style-name="tooltipLang"><text:bookmark-start text:name="__RefHeading__44467_325084090"/>Tooltip de<text:bookmark-end text:name="__RefHeading__44467_325084090"/></text:p>
      <text:p text:style-name="descrText">Aeon Timeline 3 Projektdaten im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Aeon Timeline 3 project data import</text:span><text:line-break/> <text:line-break/><text:soft-page-break/>Aeon Timeline 3 project data import.<text:line-break/> <text:line-break/>Import from Aeon Timeline 3 project:<text:line-break/>- Synopses of the narrative part.<text:line-break/><text:line-break/>Adds a submenu in the "File" menu.</text:p>
      <text:p text:style-name="descrLang"><text:bookmark-start text:name="__RefHeading__78156_325084090"/>Description de<text:bookmark-end text:name="__RefHeading__78156_325084090"/></text:p>
      <text:p text:style-name="descrText">Aeon Timeline 3 Projektdaten importieren.<text:line-break/><text:line-break/>Aus einem Aeon Timeline 3 Projekt importieren:<text:line-break/>- Zusammenfassungen von Kapiteln und Szen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185917283126050727"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1653330165570473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18187903254935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511920763839904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15025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936957185100585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16575359417029315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0506008420431086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6</dc:date>
     <text:p>internal</text:p>
     <text:p>Page2</text:p>
     <text:p/>
    </office:annotation>Paragraph styles</text:p>
      <text:p text:style-name="P28"><office:annotation>
     <dc:creator>BM</dc:creator>
     <dc:date>2008-03-13T00:00:00.06</dc:date>
     <text:p>internal</text:p>
     <text:p>Page7</text:p>
     <text:p/>
    </office:annotation>Hyperlinks</text:p>
      <text:p text:style-name="hlp_5f_paragraph"><text:span text:style-name="T14"><office:annotation>
      <dc:creator>BM</dc:creator>
      <dc:date>2008-03-13T00:00:00.06</dc:date>
      <text:p>internal</text:p>
      <text:p>Page3</text:p>
      <text:p/>
     </office:annotation></text:span><text:span text:style-name="T14">Text formatting</text:span></text:p>
      <text:p text:style-name="P28"><office:annotation>
     <dc:creator>BM</dc:creator>
     <dc:date>2008-03-26T00:00:00.0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6</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7</dc:date>
     <text:p>external</text:p>
     <text:p>text/swriter/main0210.xhp</text:p>
     <text:p/>
    </office:annotation><text:span text:style-name="T14">Preview topic</text:span> </text:p>
      <text:p text:style-name="hlp_5f_paragraph">This hyperlink displays <text:s/><office:annotation>
     <dc:creator>BM</dc:creator>
     <dc:date>2008-03-15T00:00:00.0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04677" text:continue-list="list291653330165570473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495181" text:continue-list="list315025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9</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09</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09</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1495841" text:continue-list="list315046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eon3od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aeon3odt extension for LibreOffice: Import Aeon timeline 3 project data</text:p>
      <text:p text:style-name="hlp_5f_head2">Synopsis</text:p>
      <text:p text:style-name="hlp_5f_head3">Load Aeon 3 narrative chapter and scene descriptions into an OpenDocument text fil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eon3od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6" meta:word-count="13255" meta:character-count="8211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